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NewRomanPS-ItalicMT" svg:font-family="TimesNewRomanPS-ItalicMT" style:font-family-generic="roman"/>
    <style:font-face style:name="Verdana-Bold" svg:font-family="Verdan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style:text-autospace="none"/>
      <style:text-properties fo:color="#000000" style:font-name="Verdana" fo:font-size="8pt" style:font-size-asian="8pt" style:font-name-complex="Verdana" style:font-size-complex="8pt"/>
    </style:style>
    <style:style style:name="P4" style:family="paragraph" style:parent-style-name="Standard">
      <style:paragraph-properties style:text-autospace="none"/>
      <style:text-properties fo:color="#000000" style:font-name="Verdana" fo:font-size="8pt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style:text-autospace="none"/>
      <style:text-properties fo:color="#818181" style:font-name="Verdana" fo:font-size="8pt" fo:font-weight="bold" style:font-size-asian="8pt" style:font-weight-asian="bold" style:font-name-complex="Verdana-Bold" style:font-size-complex="8pt" style:font-weight-complex="bold"/>
    </style:style>
    <style:style style:name="P6" style:family="paragraph" style:parent-style-name="Standard">
      <style:paragraph-properties style:text-autospace="none"/>
      <style:text-properties style:font-name="Verdana" fo:font-size="8pt" fo:font-weight="bold" style:font-size-asian="8pt" style:font-weight-asian="bold" style:font-name-complex="Verdana-Bold" style:font-size-complex="8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style:font-name="Verdana" fo:font-size="8pt" style:font-size-asian="8pt" style:font-size-complex="8pt"/>
    </style:style>
    <style:style style:name="P8" style:family="paragraph" style:parent-style-name="Standard">
      <style:paragraph-properties fo:margin-left="0.0193in" fo:margin-right="0in" fo:text-indent="0.0098in" style:auto-text-indent="false" style:text-autospace="none"/>
    </style:style>
    <style:style style:name="P9" style:family="paragraph" style:parent-style-name="Standard">
      <style:paragraph-properties fo:margin-left="0in" fo:margin-right="0in" fo:text-indent="0in" style:auto-text-indent="false" style:text-autospace="none"/>
    </style:style>
    <style:style style:name="P10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Verdana" fo:font-size="8pt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Verdana" fo:font-size="8pt" style:font-size-asian="8pt" style:font-size-complex="8pt"/>
    </style:style>
    <style:style style:name="P12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Verdana" fo:font-size="8pt" fo:font-weight="normal" style:font-size-asian="8pt" style:font-weight-asian="normal" style:font-name-complex="Verdana" style:font-size-complex="8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text-autospace="none"/>
      <style:text-properties style:font-name="Verdana" fo:font-size="8pt" style:font-size-asian="8pt" style:font-size-complex="8pt"/>
    </style:style>
    <style:style style:name="P14" style:family="paragraph" style:parent-style-name="Standard">
      <style:paragraph-properties fo:margin-left="0in" fo:margin-right="0in" fo:text-indent="0in" style:auto-text-indent="false" style:text-autospace="none"/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paragraph-properties fo:margin-left="0in" fo:margin-right="0in" fo:text-indent="0in" style:auto-text-indent="false" style:text-autospace="none"/>
      <style:text-properties fo:color="#818181" style:font-name="Verdana" fo:font-size="8pt" fo:font-weight="bold" style:font-size-asian="8pt" style:font-weight-asian="bold" style:font-name-complex="Verdana-Bold" style:font-size-complex="8pt" style:font-weight-complex="bold"/>
    </style:style>
    <style:style style:name="P16" style:family="paragraph" style:parent-style-name="Standard">
      <style:paragraph-properties fo:margin-left="0.1043in" fo:margin-right="0in" fo:text-indent="0in" style:auto-text-indent="false" style:text-autospace="none"/>
    </style:style>
    <style:style style:name="P17" style:family="paragraph" style:parent-style-name="Standard">
      <style:paragraph-properties fo:margin-left="0.1043in" fo:margin-right="0in" fo:text-indent="0in" style:auto-text-indent="false" style:text-autospace="none"/>
      <style:text-properties style:font-name="Verdana" fo:font-size="8pt" style:font-size-asian="8pt" style:font-name-complex="TimesNewRomanPS-ItalicMT" style:font-size-complex="8pt"/>
    </style:style>
    <style:style style:name="P18" style:family="paragraph" style:parent-style-name="Standard">
      <style:paragraph-properties fo:margin-left="0.1043in" fo:margin-right="0in" fo:text-indent="0in" style:auto-text-indent="false" style:text-autospace="none"/>
      <style:text-properties style:font-name="Verdana" fo:font-size="8pt" style:font-size-asian="8pt" style:font-size-complex="8pt"/>
    </style:style>
    <style:style style:name="P19" style:family="paragraph" style:parent-style-name="Standard">
      <style:paragraph-properties fo:margin-left="0.1043in" fo:margin-right="0in" fo:text-indent="0in" style:auto-text-indent="false" style:text-autospace="none"/>
      <style:text-properties style:font-name="Verdana" fo:font-size="8pt" fo:font-style="normal" fo:font-weight="normal" style:font-size-asian="8pt" style:font-style-asian="normal" style:font-weight-asian="normal" style:font-name-complex="TimesNewRomanPS-ItalicMT" style:font-size-complex="8pt" style:font-style-complex="normal" style:font-weight-complex="normal"/>
    </style:style>
    <style:style style:name="P20" style:family="paragraph" style:parent-style-name="Standard">
      <style:paragraph-properties fo:margin-left="0.1043in" fo:margin-right="0in" fo:text-indent="0in" style:auto-text-indent="false" style:text-autospace="non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Verdana" fo:font-size="8pt" fo:font-weight="bold" style:font-size-asian="8pt" style:font-weight-asian="bold" style:font-name-complex="Verdana-Bold" style:font-size-complex="8pt" style:font-weight-complex="bold"/>
    </style:style>
    <style:style style:name="P22" style:family="paragraph" style:parent-style-name="Standard" style:list-style-name="L2">
      <style:text-properties style:font-name="Verdana" fo:font-size="8pt" style:font-size-asian="8pt" style:font-size-complex="8pt"/>
    </style:style>
    <style:style style:name="P23" style:family="paragraph" style:parent-style-name="Standard" style:list-style-name="L3">
      <style:text-properties style:font-name="Verdana" fo:font-size="8pt" style:font-size-asian="8pt" style:font-size-complex="8pt"/>
    </style:style>
    <style:style style:name="P24" style:family="paragraph" style:parent-style-name="Standard" style:list-style-name="L4">
      <style:text-properties style:font-name="Verdana" fo:font-size="8pt" style:font-size-asian="8pt" style:font-size-complex="8pt"/>
    </style:style>
    <style:style style:name="P25" style:family="paragraph" style:parent-style-name="Standard" style:list-style-name="L3">
      <style:text-properties fo:color="#000000" style:font-name="Verdana" fo:font-size="8pt" style:font-size-asian="8pt" style:font-name-complex="Verdana" style:font-size-complex="8pt"/>
    </style:style>
    <style:style style:name="P26" style:family="paragraph" style:parent-style-name="Standard" style:list-style-name="L4">
      <style:text-properties fo:color="#000000" style:font-name="Verdana" fo:font-size="8pt" style:font-size-asian="8pt" style:font-name-complex="Verdana" style:font-size-complex="8pt"/>
    </style:style>
    <style:style style:name="P27" style:family="paragraph" style:parent-style-name="Standard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</style:style>
    <style:style style:name="P28" style:family="paragraph" style:parent-style-name="Standard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  <style:text-properties fo:color="#000000" style:font-name="Verdana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name-complex="Verdana" style:font-weight-complex="normal"/>
    </style:style>
    <style:style style:name="T3" style:family="text">
      <style:text-properties fo:color="#000000" style:font-name-complex="Verdana"/>
    </style:style>
    <style:style style:name="T4" style:family="text">
      <style:text-properties fo:color="#000000" fo:font-weight="bold" style:font-weight-asian="bold" style:font-name-complex="Verdana-Bold" style:font-weight-complex="bold"/>
    </style:style>
    <style:style style:name="T5" style:family="text">
      <style:text-properties fo:color="#000000" fo:font-style="italic" style:font-style-asian="italic" style:font-name-complex="Verdana"/>
    </style:style>
    <style:style style:name="T6" style:family="text">
      <style:text-properties fo:color="#000000" style:font-name="Verdana" fo:font-size="8pt" style:font-size-asian="8pt" style:font-name-complex="Verdana" style:font-size-complex="8pt"/>
    </style:style>
    <style:style style:name="T7" style:family="text">
      <style:text-properties fo:color="#000000" style:font-name="Verdana"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name-complex="TimesNewRomanPS-ItalicMT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818181" fo:font-weight="bold" style:font-weight-asian="bold" style:font-name-complex="Verdana-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name-complex="TimesNewRomanPS-ItalicMT" style:font-style-complex="normal" style:font-weight-complex="normal"/>
    </style:style>
    <style:style style:name="T16" style:family="text">
      <style:text-properties style:font-name="Verdana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style:font-name="Verdana" fo:font-size="8pt" style:font-size-asian="8pt" style:font-size-complex="8pt"/>
    </style:style>
    <style:style style:name="T20" style:family="text">
      <style:text-properties style:font-name="Verdana" fo:font-size="8pt" style:font-size-asian="8pt" style:font-name-complex="Verdana" style:font-size-complex="8pt"/>
    </style:style>
    <style:style style:name="T21" style:family="text">
      <style:text-properties style:font-name="Verdana" fo:font-size="8pt" fo:font-style="normal" fo:font-weight="normal" style:font-size-asian="8pt" style:font-style-asian="normal" style:font-weight-asian="normal" style:font-name-complex="TimesNewRomanPS-ItalicMT" style:font-size-complex="8pt" style:font-style-complex="normal" style:font-weight-complex="normal"/>
    </style:style>
    <style:style style:name="T22" style:family="text">
      <style:text-properties style:font-name-complex="Verdana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enjamin Haley</text:p>
      <text:p text:style-name="P2">2101 S. Michigan Ave #1610</text:p>
      <text:p text:style-name="P2">Chicago, IL 60616</text:p>
      <text:p text:style-name="P2">(630) 401-0637</text:p>
      <text:p text:style-name="P1"><text:a xlink:type="simple" xlink:href="mailto:benjamin.haley@gmail.com"><text:span text:style-name="Internet_20_link"><text:span text:style-name="T20">benjamin.haley@gmail.com</text:span></text:span></text:a></text:p>
      <text:p text:style-name="P3"/>
      <text:p text:style-name="P5"/>
      <text:p text:style-name="P5">Education</text:p>
      <text:p text:style-name="P13"><text:span text:style-name="T4"><text:s/>University of Illinois</text:span><text:span text:style-name="T3">, B.S. in Honors Biology, 2005</text:span></text:p>
      <text:p text:style-name="P10"><text:s text:c="3"/>School of Liberal Arts and Sciences, Champaign/Urbana, IL</text:p>
      <text:p text:style-name="P10"><text:s text:c="3"/>Major G.P.A. 3.64/4.0</text:p>
      <text:p text:style-name="P6"><text:s/>Relevant Coursework</text:p>
      <text:p text:style-name="P14"><text:s text:c="3"/>Cellular Biology, Chemistry, Physics, Calculus, Statistics</text:p>
      <text:p text:style-name="P6"><text:s/>Independent Study</text:p>
      <text:p text:style-name="P14"><text:s text:c="3"/>Discrete Mathematics, Probability, Python, HTML, JavaScript</text:p>
      <text:p text:style-name="P15"/>
      <text:p text:style-name="P15">Experience</text:p>
      <text:p text:style-name="P13"><text:span text:style-name="T12"><text:s/></text:span><text:span text:style-name="T4">Information Manager - Northwestern University</text:span><text:span text:style-name="T3"> | Chicago, IL | Aug 2008 – Present </text:span></text:p>
      <text:p text:style-name="P12"><text:s text:c="3"/>Department of Radiation Oncology</text:p>
      <text:list xml:id="list32299489" text:style-name="L1">
        <text:list-item>
          <text:p text:style-name="P27"><text:span text:style-name="T7">Currently creating a searchable </text:span><text:a xlink:type="simple" xlink:href="http://janus.northwestern.edu/dog_tissues/index.php"><text:span text:style-name="T7">web portal</text:span></text:a><text:span text:style-name="T7"> for Argonne's Irradiated Dog Tissue Archives using Microsoft Access, php, javaScript, HTML and MySQL </text:span></text:p>
        </text:list-item>
        <text:list-item>
          <text:p text:style-name="P28">Responsible for lab website maintenance and updating profiles</text:p>
        </text:list-item>
      </text:list>
      <text:p text:style-name="P13"><text:span text:style-name="T4"><text:s/>Technician - Northwestern University</text:span><text:span text:style-name="T3"> | Chicago, IL | Nov 2005 - Jan 2008</text:span></text:p>
      <text:p text:style-name="P11"><text:s text:c="3"/>Department of Radiation Oncology</text:p>
      <text:list xml:id="list32285152" text:style-name="L2">
        <text:list-item>
          <text:p text:style-name="P22">Wrote a literature review on hnRNP and Ionizing radiation (citation below)</text:p>
        </text:list-item>
        <text:list-item>
          <text:p text:style-name="P22">Performed RNA-cleavage experiments and developed a centrifugation based sepperation technique with titanium dioxide nanocomposites </text:p>
        </text:list-item>
        <text:list-item>
          <text:p text:style-name="P22">Formalized protocols, trained, taught and supervised six students in cell culture, PCR, and rt-PCR</text:p>
        </text:list-item>
        <text:list-item>
          <text:p text:style-name="P22">Maintained PC-12 cell lines, media preparations, cryopreservation and cell counting</text:p>
        </text:list-item>
        <text:list-item>
          <text:p text:style-name="P22">Performed <text:span text:style-name="T22">DNA, and RNA isolation, </text:span>PCR and rt-PCR<text:span text:style-name="T22">, and data analysis</text:span> on tissues isolated from 'wasted' PCNA -/- mice to study DNA repair gene regulation pathways in response to ionizing radiation.</text:p>
        </text:list-item>
        <text:list-item>
          <text:p text:style-name="P22">Maintained mouse-facilitates, ordered lab supplies, prepared lab for safety inspections, kept account of inventory and expenditures, performed machine maintenance and calibration, and oversaw major shipments and equipment installations.</text:p>
        </text:list-item>
      </text:list>
      <text:p text:style-name="P13"><text:span text:style-name="T4"><text:s/>Lab Assistant - University of Illinois</text:span><text:span text:style-name="T3"> | Champaign/Urbana, IL | Sept 2003- Aug 2005</text:span></text:p>
      <text:p text:style-name="P10"><text:s text:c="3"/>Veterinary Medicine</text:p>
      <text:list xml:id="list32302117" text:style-name="L3">
        <text:list-item>
          <text:p text:style-name="P25">Assisted in research on circadian signal transduction between SCN cells </text:p>
        </text:list-item>
        <text:list-item>
          <text:p text:style-name="P23"><text:span text:style-name="T3">Performed time trials</text:span><text:span text:style-name="T5"> </text:span><text:span text:style-name="T1">of co-cultured cells</text:span><text:span text:style-name="T3">, </text:span><text:span text:style-name="T5">in vitro,</text:span><text:span text:style-name="T1"> using rt-PCR to characterize isolated mRNA expression profiles</text:span></text:p>
        </text:list-item>
        <text:list-item>
          <text:p text:style-name="P23"><text:span text:style-name="T3">Tested for changes of cell proliferation/death rates, </text:span><text:span text:style-name="T5">in vitro,</text:span><text:span text:style-name="T3"> in various sera using the MTT assay</text:span></text:p>
        </text:list-item>
        <text:list-item>
          <text:p text:style-name="P25">Isolated brain tissue slices of the SCN, genotyped and assisted in the handling of mice</text:p>
        </text:list-item>
      </text:list>
      <text:p text:style-name="P5"/>
      <text:p text:style-name="P15">Skills</text:p>
      <text:p text:style-name="P13"><text:span text:style-name="T4"><text:s/>Computer</text:span><text:span text:style-name="T3">:</text:span></text:p>
      <text:list xml:id="list32311839" text:style-name="L4">
        <text:list-item>
          <text:p text:style-name="P24">Python: controls, data structures, error handling, classes, OS interface, xml parsing, url retrieval, email protocol (SMTP), XML parsing, and regular expressions</text:p>
        </text:list-item>
        <text:list-item>
          <text:p text:style-name="P24">Microsoft Access: creating and editing tables, performing relational queries</text:p>
        </text:list-item>
        <text:list-item>
          <text:p text:style-name="P26">HTML and JavaScript: forms, tables, style sheets, attributes, linking, basic validation, control statements, and DOM access</text:p>
        </text:list-item>
      </text:list>
      <text:p text:style-name="P7"/>
      <text:p text:style-name="P5">Publications</text:p>
      <text:p text:style-name="P17"><text:span text:style-name="T8">Benjamin Haley</text:span>, Tatjana Paunesku, Miroslava Protić, &amp; Gayle E Woloschak. Response of heterogeneous ribonuclear proteins (hnRNPs) to ionizing radiation and their involvement in DNA damage repair. <text:s/><text:span text:style-name="T23"><text:s/></text:span><text:span text:style-name="T10">International Journal of Radiation Biology</text:span><text:span text:style-name="T23"> 2:1-13, July 2009.</text:span></text:p>
      <text:p text:style-name="P19"/>
      <text:p text:style-name="P18"><text:span text:style-name="T13">Eric M.B. Brown, Tatjana Paunesku, AiGuo Wu, K. Ted Thurn, </text:span><text:span text:style-name="T14">Benjamin Haley</text:span><text:span text:style-name="T13">, Jimmy Clark, Taisa Priester, Gayle E Woloschak. <text:s/>Methods for assessing DNA hybridization of peptide nucleic acid–titanium dioxide nanoconjugates. </text:span><text:span text:style-name="T9">Analytical Biochemistry </text:span><text:span text:style-name="T15">383(2):226-235,</text:span><text:span text:style-name="T13"> 2008.</text:span></text:p>
      <text:p text:style-name="P16"><text:span text:style-name="Strong_20_Emphasis"><text:span text:style-name="T21"/></text:span></text:p>
      <text:p text:style-name="P16"><text:span text:style-name="Strong_20_Emphasis"><text:span text:style-name="T16">Barbara Szolc-Kowalska, Irka Templeton, </text:span></text:span><text:span text:style-name="Strong_20_Emphasis"><text:span text:style-name="T17">Benjamin Haley</text:span></text:span><text:span text:style-name="Strong_20_Emphasis"><text:span text:style-name="T16">, Angela Babbo, Tatjana Paunesku and Gayle E Woloschak. <text:s/></text:span></text:span><text:span text:style-name="T16">Expression of the Proliferating Cell Nuclear Antigen (PCNA) in Lymphoid Tissues of Radiosensitive “Wasted” Mice. </text:span><text:span text:style-name="T18">International Journal of Radiation Biology</text:span><text:span text:style-name="T16"> 66(3):595-596 2006.</text:span></text:p>
      <text:p text:style-name="P20"/>
      <text:p text:style-name="P5"><text:soft-page-break/>Personal Interests</text:p>
      <text:p text:style-name="P5"><text:span text:style-name="T1"><text:s/>Team Coordinator</text:span><text:span text:style-name="T3"> </text:span><text:span text:style-name="T2">| Chicago, IL | Summers 2006 &amp; 2007</text:span></text:p>
      <text:p text:style-name="P4"><text:s text:c="3"/>Chicago Cares and Friends of River, Lathrop River Garden Project</text:p>
      <text:p text:style-name="P5"><text:span text:style-name="T2"><text:s/></text:span><text:span text:style-name="T1">Adventurer</text:span><text:span text:style-name="T3"> </text:span><text:span text:style-name="T2">| San Diego, CA <text:s/>- Fort Bragg, CA | April 2008 – July 2008</text:span></text:p>
      <text:p text:style-name="P4"><text:s text:c="3"/>Bicycle trip up the coast of California</text:p>
      <text:p text:style-name="P4"><text:s/></text:p>
      <text:p text:style-name="P5">References</text:p>
      <text:p text:style-name="P13"><text:span text:style-name="T4"><text:s text:c="2"/>Gayle Woloschak</text:span><text:span text:style-name="T3"><text:tab/>Northwestern University – Professor, Radiation Oncology</text:span></text:p>
      <text:p text:style-name="P9"><text:span text:style-name="T6"><text:tab/><text:tab/><text:tab/>(630) 842-5060<text:tab/>- </text:span><text:a xlink:type="simple" xlink:href="mailto:g-woloschak@northwestern.edu"><text:span text:style-name="T19">g-woloschak@northwestern.edu</text:span></text:a></text:p>
      <text:p text:style-name="P13"><text:span text:style-name="T8"><text:s text:c="2"/>Tanja Paunesku</text:span><text:span text:style-name="T3"><text:tab/>Northwestern University – Assistant Professor, Radiation Oncology</text:span></text:p>
      <text:p text:style-name="P8"><text:span text:style-name="T6"><text:tab/><text:tab/><text:tab/>(630) 842-5062<text:tab/>- <text:s/></text:span><text:a xlink:type="simple" xlink:href="mailto:tischkau@uiuc.edu"><text:span text:style-name="Internet_20_link"><text:span text:style-name="T20">tpaunesku@northwestern.edu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NewRomanPS-ItalicMT" svg:font-family="TimesNewRomanPS-ItalicMT" style:font-family-generic="roman"/>
    <style:font-face style:name="Verdana-Bold" svg:font-family="Verdan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text-properties fo:color="#ff6600"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WW8Num1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WW8Num25z1" style:family="text">
      <style:text-properties style:font-name="Courier New" fo:font-size="10pt" style:font-size-asian="10pt"/>
    </style:style>
    <style:style style:name="WW8Num25z2" style:family="text">
      <style:text-properties style:font-name="Wingdings" fo:font-size="10pt" style:font-size-asian="10pt"/>
    </style:style>
    <style:style style:name="WW8Num26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Symbol" fo:font-size="10pt" style:font-size-asian="10pt"/>
    </style:style>
    <style:style style:name="WW8Num32z1" style:family="text">
      <style:text-properties style:font-name="Courier New" fo:font-size="10pt" style:font-size-asian="10pt"/>
    </style:style>
    <style:style style:name="WW8Num32z2" style:family="text">
      <style:text-properties style:font-name="Wingdings" fo:font-size="10pt" style:font-size-asian="10pt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Courier New" fo:font-size="10pt" style:font-size-asian="10pt"/>
    </style:style>
    <style:style style:name="WW8Num36z2" style:family="text">
      <style:text-properties style:font-name="Wingdings" fo:font-size="10pt" style:font-size-asian="10pt"/>
    </style:style>
    <style:style style:name="WW8Num3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 fo:font-size="10pt" style:font-size-asian="10pt"/>
    </style:style>
    <style:style style:name="WW8Num38z1" style:family="text">
      <style:text-properties style:font-name="Courier New" fo:font-size="10pt" style:font-size-asian="10pt"/>
    </style:style>
    <style:style style:name="WW8Num38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0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0z3" style:family="text">
      <style:text-properties style:font-name="Symbol"/>
    </style:style>
    <style:style style:name="WW8Num41z0" style:family="text">
      <style:text-properties style:font-name="Symbol" fo:font-size="10pt" style:font-size-asian="10pt"/>
    </style:style>
    <style:style style:name="WW8Num41z1" style:family="text">
      <style:text-properties style:font-name="Courier New" fo:font-size="10pt" style:font-size-asian="10pt"/>
    </style:style>
    <style:style style:name="WW8Num41z2" style:family="text">
      <style:text-properties style:font-name="Wingdings" fo:font-size="10pt" style:font-size-asian="10pt"/>
    </style:style>
    <style:style style:name="WW8Num42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2z3" style:family="text">
      <style:text-properties style:font-name="Symbol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 fo:font-size="10pt" style:font-size-asian="10pt"/>
    </style:style>
    <style:style style:name="WW8Num45z1" style:family="text">
      <style:text-properties style:font-name="Courier New" fo:font-size="10pt" style:font-size-asian="10pt"/>
    </style:style>
    <style:style style:name="WW8Num4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oohl1" style:family="text" style:parent-style-name="Default_20_Paragraph_20_Font"/>
    <style:style style:name="goohl0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o">
        <style:list-level-properties text:space-before="0.2in" text:min-label-width="0.3in"/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8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6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6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2in" text:min-label-width="0.3in"/>
        <style:text-properties fo:font-family="'Courier New'" style:font-family-generic="modern" style:font-pitch="fixed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bullet text:level="1" text:style-name="WW8Num2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bullet text:level="1" text:style-name="WW8Num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bullet text:level="1" text:style-name="WW8Num34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6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6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bullet text:level="1" text:style-name="WW8Num3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8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bullet text:level="1" text:style-name="WW8Num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bullet text:level="1" text:style-name="WW8Num4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4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bullet text:level="1" text:style-name="WW8Num44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Benjamin Haley</dc:title>
    <meta:initial-creator>Ben Haley</meta:initial-creator>
    <meta:creation-date>2005-09-16T14:24:00</meta:creation-date>
    <dc:date>2009-07-23T12:22:23.35</dc:date>
    <meta:editing-cycles>14</meta:editing-cycles>
    <meta:editing-duration>PT15H17M06S</meta:editing-duration>
    <meta:document-statistic meta:table-count="0" meta:image-count="0" meta:object-count="0" meta:page-count="2" meta:paragraph-count="52" meta:word-count="532" meta:character-count="3863"/>
    <dc:creator>Benjamin Haley</dc:creator>
    <meta:user-defined meta:name="Info 1"/>
    <meta:user-defined meta:name="Info 2"/>
    <meta:user-defined meta:name="Info 3"/>
    <meta:user-defined meta:name="Info 4"/>
  </office:meta>
</office:document-meta>
</file>